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0398in" fo:margin-bottom="0.0398in" style:contextual-spacing="false" fo:line-height="200%"/>
      <style:text-properties style:font-name="Times New Roman" officeooo:rsid="00091f29" officeooo:paragraph-rsid="00091f29"/>
    </style:style>
    <style:style style:name="P2" style:family="paragraph" style:parent-style-name="Standard">
      <style:paragraph-properties fo:margin-top="0.0398in" fo:margin-bottom="0.0398in" style:contextual-spacing="false" fo:line-height="200%" fo:text-align="center" style:justify-single-word="false"/>
      <style:text-properties style:font-name="Times New Roman" officeooo:rsid="00091f29" officeooo:paragraph-rsid="00091f29"/>
    </style:style>
    <style:style style:name="P3" style:family="paragraph" style:parent-style-name="Standard">
      <style:paragraph-properties fo:margin-top="0.0398in" fo:margin-bottom="0.0398in" style:contextual-spacing="false" fo:line-height="200%" fo:text-align="start" style:justify-single-word="false"/>
      <style:text-properties style:font-name="Times New Roman" officeooo:rsid="00091f29" officeooo:paragraph-rsid="00091f29"/>
    </style:style>
    <style:style style:name="T1" style:family="text">
      <style:text-properties officeooo:rsid="000aeb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m Nunes</text:p>
      <text:p text:style-name="P1">CS-360</text:p>
      <text:p text:style-name="P1">SNHU</text:p>
      <text:p text:style-name="P1">4/23/2023</text:p>
      <text:p text:style-name="P2">App Launch Plan</text:p>
      <text:p text:style-name="P3"><text:tab/>The apps description should include several facts about the app. The first should be its general purpose, which is to allow the user to track their weight and compare that weight to their target weight. It should mention the core features, allowing the user to enter their target weight then log their weight every day until it passes their target weight. It should also make a point to mention it is for both people looking to gain or loose weight as it is important that the users needs come first. The icon should be something simple so as to not be overly complicated but also highly recognizable. I would probably go with a scale as that is a universal sign for weight at a glance. I might go for an old fashioned scale (balance scale) though in order to make it stand out a bit more than an icon of a modern scale might. <text:span text:style-name="T1">The scale might be a tad overused for apps of this type but that also means it is highly recognizable at a glance. So it is a matter of it being a trade off between being unique or being recognizable. And I Think that more people are likely to use the application if it is more recognizable. So in order to get as many customers as possible I would recommend going with a scale for the icon. </text:span></text:p>
      <text:p text:style-name="P3"><text:tab/><text:span text:style-name="T1">The application does not use any of the more advanced features so it should run on previous versions or Android as well as the most current. But the testing is done on API 31. In the future I should do more testing on each available version of android to ensure it will run on any version that the user owns ensuring customer satisfaction. As it is important that I make sure the app will run on the latest and at least several versions back as not everyone likes to upgrade to the latest operating system, myself included. </text:span></text:p>
      <text:p text:style-name="P3"><text:soft-page-break/><text:tab/><text:span text:style-name="T1">The app will only need permission to access SMS and it can still function without that access. That access is only to send a notification when the user hits their target weight if they want that functionality enabled. The only other feature that could require access is if I was to implement login storing for the application which would make the login process for users much faster than if they have to manually enter their password each time. </text:span></text:p>
      <text:p text:style-name="P3"><text:tab/>As for how the app will make money I see two possible routes. I think that either the app should be free but with adds. Including the ability to have a subscription to eliminate adds. The adds can play before the user can log their daily weight making it not to inconvenient bu incontinence enough to push the subscription. The other possibility is the have an up front cost but no adds or subscription. The downside to this is that people are less likely to try it if they have to pay up front. Out of the two possibilities I would lean towards the first option as it allows for continual profit rather than just a one time charge which will help with maintenance costs. <text:span text:style-name="T1">These maintenance costs can includ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3T22:51:11.920000000</meta:creation-date>
    <dc:date>2023-04-23T23:10:11.262000000</dc:date>
    <meta:editing-duration>PT8M19S</meta:editing-duration>
    <meta:editing-cycles>1</meta:editing-cycles>
    <meta:document-statistic meta:table-count="0" meta:image-count="0" meta:object-count="0" meta:page-count="2" meta:paragraph-count="9" meta:word-count="544" meta:character-count="2944" meta:non-whitespace-character-count="2401"/>
    <meta:generator>LibreOffice/7.3.7.2$Windows_X86_64 LibreOffice_project/e114eadc50a9ff8d8c8a0567d6da8f454beeb84f</meta:generator>
  </office:meta>
</office:document-meta>
</file>